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031177D97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9e70" officeooo:paragraph-rsid="00059e70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5f" style:font-name="Monospace" fo:font-size="10pt" fo:font-style="italic" style:font-size-asian="10pt" style:font-style-asian="italic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642880" style:font-name="Monospace" fo:font-size="10pt" fo:font-weight="bold" style:font-size-asian="10pt" style:font-weight-asian="bold"/>
    </style:style>
    <style:style style:name="T11" style:family="text">
      <style:text-properties officeooo:rsid="000677fa"/>
    </style:style>
    <style:style style:name="T12" style:family="text">
      <style:text-properties fo:color="#cc7a7a" style:font-name="Monospace" fo:font-size="10pt" style:font-size-asian="10pt"/>
    </style:style>
    <style:style style:name="T13" style:family="text">
      <style:text-properties fo:color="#ccb07a" style:font-name="Monospace" fo:font-size="10pt" style:font-size-asian="10pt"/>
    </style:style>
    <style:style style:name="T14" style:family="text">
      <style:text-properties fo:color="#7acc7a" style:font-name="Monospace" fo:font-size="10pt" style:font-size-asian="10pt"/>
    </style:style>
    <style:style style:name="T15" style:family="text">
      <style:text-properties fo:color="#7accb0" style:font-name="Monospace" fo:font-size="10pt" style:font-size-asian="10pt"/>
    </style:style>
    <style:style style:name="T16" style:family="text">
      <style:text-properties fo:color="#005032" style:font-name="Monospace" fo:font-size="10pt" style:font-size-asian="10pt"/>
    </style:style>
    <style:style style:name="T17" style:family="text">
      <style:text-properties officeooo:rsid="0007b4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<text:span text:style-name="T17">17</text:span></text:p>
      <text:p text:style-name="P1"><text:span text:style-name="T1">/*</text:span></text:p>
      <text:p text:style-name="P2"><text:span text:style-name="T1"><text:s/>* 10.17 </text:span><text:span text:style-name="T2">Morse</text:span><text:span text:style-name="T1"> Code Converter</text:span></text:p>
      <text:p text:style-name="P2"><text:span text:style-name="T1"><text:s/>*</text:span></text:p>
      <text:p text:style-name="P2"><text:span text:style-name="T1"><text:s/>* Converts user inputed text to </text:span><text:span text:style-name="T2">Morse</text:span><text:span text:style-name="T1"> Code.</text:span></text:p>
      <text:p text:style-name="P2"><text:span text:style-name="T1"><text:s/>*/</text:span></text:p>
      <text:p text:style-name="P3"/>
      <text:p text:style-name="P2"><text:span text:style-name="T4">#include</text:span><text:span text:style-name="T6"> </text:span><text:span text:style-name="T8">&lt;iostream&gt;</text:span></text:p>
      <text:p text:style-name="P2"><text:span text:style-name="T4">#include</text:span><text:span text:style-name="T6"> </text:span><text:span text:style-name="T8">&lt;string&gt;</text:span></text:p>
      <text:p text:style-name="P3"/>
      <text:p text:style-name="P2"><text:span text:style-name="T4">using</text:span><text:span text:style-name="T6"> </text:span><text:span text:style-name="T4">namespace</text:span><text:span text:style-name="T6"> std;</text:span></text:p>
      <text:p text:style-name="P3"/>
      <text:p text:style-name="P2"><text:span text:style-name="T4">const</text:span><text:span text:style-name="T6"> </text:span><text:span text:style-name="T4">int</text:span><text:span text:style-name="T6"> CHAR_LEN = 40;</text:span></text:p>
      <text:p text:style-name="P3"/>
      <text:p text:style-name="P2"><text:span text:style-name="T4">const</text:span><text:span text:style-name="T6"> </text:span><text:span text:style-name="T4">char</text:span><text:span text:style-name="T6"> asciiChars[CHAR_LEN] {</text:span></text:p>
      <text:p text:style-name="P2"><text:span text:style-name="T6"><text:tab/></text:span><text:span text:style-name="T8">' '</text:span><text:span text:style-name="T6">, </text:span><text:span text:style-name="T8">','</text:span><text:span text:style-name="T6">, </text:span><text:span text:style-name="T8">'.'</text:span><text:span text:style-name="T6">, </text:span><text:span text:style-name="T8">'?'</text:span><text:span text:style-name="T6">, </text:span><text:span text:style-name="T8">'0'</text:span><text:span text:style-name="T6">, </text:span><text:span text:style-name="T8">'1'</text:span><text:span text:style-name="T6">, </text:span><text:span text:style-name="T8">'2'</text:span><text:span text:style-name="T6">, </text:span><text:span text:style-name="T8">'3'</text:span><text:span text:style-name="T6">, </text:span><text:span text:style-name="T8">'4'</text:span><text:span text:style-name="T6">, </text:span><text:span text:style-name="T8">'5'</text:span><text:span text:style-name="T6">,</text:span></text:p>
      <text:p text:style-name="P2"><text:span text:style-name="T6"><text:tab/></text:span><text:span text:style-name="T8">'6'</text:span><text:span text:style-name="T6">, </text:span><text:span text:style-name="T8">'7'</text:span><text:span text:style-name="T6">, </text:span><text:span text:style-name="T8">'8'</text:span><text:span text:style-name="T6">, </text:span><text:span text:style-name="T8">'9'</text:span><text:span text:style-name="T6">, </text:span><text:span text:style-name="T8">'A'</text:span><text:span text:style-name="T6">, </text:span><text:span text:style-name="T8">'B'</text:span><text:span text:style-name="T6">, </text:span><text:span text:style-name="T8">'C'</text:span><text:span text:style-name="T6">, </text:span><text:span text:style-name="T8">'D'</text:span><text:span text:style-name="T6">, </text:span><text:span text:style-name="T8">'E'</text:span><text:span text:style-name="T6">, </text:span><text:span text:style-name="T8">'F'</text:span><text:span text:style-name="T6">,</text:span></text:p>
      <text:p text:style-name="P2"><text:span text:style-name="T6"><text:tab/></text:span><text:span text:style-name="T8">'G'</text:span><text:span text:style-name="T6">, </text:span><text:span text:style-name="T8">'H'</text:span><text:span text:style-name="T6">, </text:span><text:span text:style-name="T8">'I'</text:span><text:span text:style-name="T6">, </text:span><text:span text:style-name="T8">'J'</text:span><text:span text:style-name="T6">, </text:span><text:span text:style-name="T8">'K'</text:span><text:span text:style-name="T6">, </text:span><text:span text:style-name="T8">'L'</text:span><text:span text:style-name="T6">, </text:span><text:span text:style-name="T8">'M'</text:span><text:span text:style-name="T6">, </text:span><text:span text:style-name="T8">'N'</text:span><text:span text:style-name="T6">, </text:span><text:span text:style-name="T8">'O'</text:span><text:span text:style-name="T6">, </text:span><text:span text:style-name="T8">'P'</text:span><text:span text:style-name="T6">,</text:span></text:p>
      <text:p text:style-name="P2"><text:span text:style-name="T6"><text:tab/></text:span><text:span text:style-name="T8">'Q'</text:span><text:span text:style-name="T6">, </text:span><text:span text:style-name="T8">'R'</text:span><text:span text:style-name="T6">, </text:span><text:span text:style-name="T8">'S'</text:span><text:span text:style-name="T6">, </text:span><text:span text:style-name="T8">'T'</text:span><text:span text:style-name="T6">, </text:span><text:span text:style-name="T8">'U'</text:span><text:span text:style-name="T6">, </text:span><text:span text:style-name="T8">'V'</text:span><text:span text:style-name="T6">, </text:span><text:span text:style-name="T8">'W'</text:span><text:span text:style-name="T6">, </text:span><text:span text:style-name="T8">'X'</text:span><text:span text:style-name="T6">, </text:span><text:span text:style-name="T8">'Y'</text:span><text:span text:style-name="T6">, </text:span><text:span text:style-name="T8">'Z'</text:span></text:p>
      <text:p text:style-name="P2"><text:span text:style-name="T6">};</text:span></text:p>
      <text:p text:style-name="P3"/>
      <text:p text:style-name="P2"><text:span text:style-name="T4">const</text:span><text:span text:style-name="T6"> </text:span><text:span text:style-name="T16">string</text:span><text:span text:style-name="T6"> morseCodes[CHAR_LEN] {</text:span></text:p>
      <text:p text:style-name="P2"><text:span text:style-name="T6"><text:tab/></text:span><text:span text:style-name="T8">" "</text:span><text:span text:style-name="T6">,</text:span></text:p>
      <text:p text:style-name="P2"><text:span text:style-name="T6"><text:tab/></text:span><text:span text:style-name="T8">"--..--"</text:span><text:span text:style-name="T6">,</text:span></text:p>
      <text:p text:style-name="P2"><text:span text:style-name="T6"><text:tab/></text:span><text:span text:style-name="T8">".-.-.-"</text:span><text:span text:style-name="T6">,</text:span></text:p>
      <text:p text:style-name="P2"><text:span text:style-name="T6"><text:tab/></text:span><text:span text:style-name="T8">"..--.."</text:span><text:span text:style-name="T6">,</text:span></text:p>
      <text:p text:style-name="P2"><text:span text:style-name="T6"><text:tab/></text:span><text:span text:style-name="T8">"-----"</text:span><text:span text:style-name="T6">,</text:span></text:p>
      <text:p text:style-name="P2"><text:span text:style-name="T6"><text:tab/></text:span><text:span text:style-name="T8">".----"</text:span><text:span text:style-name="T6">,</text:span></text:p>
      <text:p text:style-name="P2"><text:span text:style-name="T6"><text:tab/></text:span><text:span text:style-name="T8">"..---"</text:span><text:span text:style-name="T6">,</text:span></text:p>
      <text:p text:style-name="P2"><text:span text:style-name="T6"><text:tab/></text:span><text:span text:style-name="T8">"...--"</text:span><text:span text:style-name="T6">,</text:span></text:p>
      <text:p text:style-name="P2"><text:span text:style-name="T6"><text:tab/></text:span><text:span text:style-name="T8">"....-"</text:span><text:span text:style-name="T6">,</text:span></text:p>
      <text:p text:style-name="P2"><text:span text:style-name="T6"><text:tab/></text:span><text:span text:style-name="T8">"....."</text:span><text:span text:style-name="T6">,</text:span></text:p>
      <text:p text:style-name="P2"><text:span text:style-name="T6"><text:tab/></text:span><text:span text:style-name="T8">"-...."</text:span><text:span text:style-name="T6">,</text:span></text:p>
      <text:p text:style-name="P2"><text:span text:style-name="T6"><text:tab/></text:span><text:span text:style-name="T8">"--..."</text:span><text:span text:style-name="T6">,</text:span></text:p>
      <text:p text:style-name="P2"><text:span text:style-name="T6"><text:tab/></text:span><text:span text:style-name="T8">"---.."</text:span><text:span text:style-name="T6">,</text:span></text:p>
      <text:p text:style-name="P2"><text:span text:style-name="T6"><text:tab/></text:span><text:span text:style-name="T8">"----."</text:span><text:span text:style-name="T6">,</text:span></text:p>
      <text:p text:style-name="P2"><text:span text:style-name="T6"><text:tab/></text:span><text:span text:style-name="T8">".-"</text:span><text:span text:style-name="T6">,</text:span></text:p>
      <text:p text:style-name="P2"><text:span text:style-name="T6"><text:tab/></text:span><text:span text:style-name="T8">"-..."</text:span><text:span text:style-name="T6">,</text:span></text:p>
      <text:p text:style-name="P2"><text:span text:style-name="T6"><text:tab/></text:span><text:span text:style-name="T8">"-.-."</text:span><text:span text:style-name="T6">,</text:span></text:p>
      <text:p text:style-name="P2"><text:span text:style-name="T6"><text:tab/></text:span><text:span text:style-name="T8">"-.."</text:span><text:span text:style-name="T6">,</text:span></text:p>
      <text:p text:style-name="P2"><text:span text:style-name="T6"><text:tab/></text:span><text:span text:style-name="T8">"."</text:span><text:span text:style-name="T6">,</text:span></text:p>
      <text:p text:style-name="P2"><text:span text:style-name="T6"><text:tab/></text:span><text:span text:style-name="T8">"..-."</text:span><text:span text:style-name="T6">,</text:span></text:p>
      <text:p text:style-name="P2"><text:span text:style-name="T6"><text:tab/></text:span><text:span text:style-name="T8">"--."</text:span><text:span text:style-name="T6">,</text:span></text:p>
      <text:p text:style-name="P2"><text:span text:style-name="T6"><text:tab/></text:span><text:span text:style-name="T8">"...."</text:span><text:span text:style-name="T6">,</text:span></text:p>
      <text:p text:style-name="P2"><text:span text:style-name="T6"><text:tab/></text:span><text:span text:style-name="T8">".."</text:span><text:span text:style-name="T6">,</text:span></text:p>
      <text:p text:style-name="P2"><text:span text:style-name="T6"><text:tab/></text:span><text:span text:style-name="T8">".---"</text:span><text:span text:style-name="T6">,</text:span></text:p>
      <text:p text:style-name="P2"><text:span text:style-name="T6"><text:tab/></text:span><text:span text:style-name="T8">"_._"</text:span><text:span text:style-name="T6">,</text:span></text:p>
      <text:p text:style-name="P2"><text:span text:style-name="T6"><text:tab/></text:span><text:span text:style-name="T8">".-.."</text:span><text:span text:style-name="T6">,</text:span></text:p>
      <text:p text:style-name="P2"><text:span text:style-name="T6"><text:tab/></text:span><text:span text:style-name="T8">"--"</text:span><text:span text:style-name="T6">,</text:span></text:p>
      <text:p text:style-name="P2"><text:span text:style-name="T6"><text:tab/></text:span><text:span text:style-name="T8">"-."</text:span><text:span text:style-name="T6">,</text:span></text:p>
      <text:p text:style-name="P2"><text:span text:style-name="T6"><text:tab/></text:span><text:span text:style-name="T8">"---"</text:span><text:span text:style-name="T6">,</text:span></text:p>
      <text:p text:style-name="P2"><text:span text:style-name="T6"><text:tab/></text:span><text:span text:style-name="T8">".--."</text:span><text:span text:style-name="T6">,</text:span></text:p>
      <text:p text:style-name="P2"><text:span text:style-name="T6"><text:tab/></text:span><text:span text:style-name="T8">"--.-"</text:span><text:span text:style-name="T6">,</text:span></text:p>
      <text:p text:style-name="P2"><text:span text:style-name="T6"><text:tab/></text:span><text:span text:style-name="T8">".-."</text:span><text:span text:style-name="T6">,</text:span></text:p>
      <text:p text:style-name="P2"><text:span text:style-name="T6"><text:tab/></text:span><text:span text:style-name="T8">"..."</text:span><text:span text:style-name="T6">,</text:span></text:p>
      <text:p text:style-name="P2"><text:soft-page-break/><text:span text:style-name="T6"><text:tab/></text:span><text:span text:style-name="T8">"-"</text:span><text:span text:style-name="T6">,</text:span></text:p>
      <text:p text:style-name="P2"><text:span text:style-name="T6"><text:tab/></text:span><text:span text:style-name="T8">"..-"</text:span><text:span text:style-name="T6">,</text:span></text:p>
      <text:p text:style-name="P2"><text:span text:style-name="T6"><text:tab/></text:span><text:span text:style-name="T8">"..._"</text:span><text:span text:style-name="T6">,</text:span></text:p>
      <text:p text:style-name="P2"><text:span text:style-name="T6"><text:tab/></text:span><text:span text:style-name="T8">".--"</text:span><text:span text:style-name="T6">,</text:span></text:p>
      <text:p text:style-name="P2"><text:span text:style-name="T6"><text:tab/></text:span><text:span text:style-name="T8">"-..-"</text:span><text:span text:style-name="T6">,</text:span></text:p>
      <text:p text:style-name="P2"><text:span text:style-name="T6"><text:tab/></text:span><text:span text:style-name="T8">"-.--"</text:span><text:span text:style-name="T6">,</text:span></text:p>
      <text:p text:style-name="P2"><text:span text:style-name="T6"><text:tab/></text:span><text:span text:style-name="T8">"--.."</text:span></text:p>
      <text:p text:style-name="P2"><text:span text:style-name="T6">};</text:span></text:p>
      <text:p text:style-name="P3"/>
      <text:p text:style-name="P2"><text:span text:style-name="T16">string</text:span><text:span text:style-name="T6"> </text:span><text:span text:style-name="T7">asciiToMorse</text:span><text:span text:style-name="T6">(</text:span><text:span text:style-name="T4">const</text:span><text:span text:style-name="T6"> </text:span><text:span text:style-name="T4">char</text:span><text:span text:style-name="T6"> c)</text:span></text:p>
      <text:p text:style-name="P2"><text:span text:style-name="T6">{</text:span></text:p>
      <text:p text:style-name="P2"><text:span text:style-name="T6"><text:tab/></text:span><text:span text:style-name="T4">const</text:span><text:span text:style-name="T6"> </text:span><text:span text:style-name="T4">char</text:span><text:span text:style-name="T6"> upperChar = </text:span><text:span text:style-name="T10">toupper</text:span><text:span text:style-name="T6">(c);</text:span></text:p>
      <text:p text:style-name="P2"><text:span text:style-name="T6"><text:tab/></text:span><text:span text:style-name="T4">for</text:span><text:span text:style-name="T6"> (</text:span><text:span text:style-name="T4">int</text:span><text:span text:style-name="T6"> i = 0; i &lt; CHAR_LEN; i++)</text:span></text:p>
      <text:p text:style-name="P2"><text:span text:style-name="T6"><text:tab/>{</text:span></text:p>
      <text:p text:style-name="P2"><text:span text:style-name="T6"><text:tab/><text:tab/></text:span><text:span text:style-name="T4">if</text:span><text:span text:style-name="T6"> (upperChar == asciiChars[i])</text:span></text:p>
      <text:p text:style-name="P2"><text:span text:style-name="T6"><text:tab/><text:tab/>{</text:span></text:p>
      <text:p text:style-name="P2"><text:span text:style-name="T6"><text:tab/><text:tab/><text:tab/></text:span><text:span text:style-name="T4">return</text:span><text:span text:style-name="T6"> morseCodes[i];</text:span></text:p>
      <text:p text:style-name="P2"><text:span text:style-name="T6"><text:tab/><text:tab/>}</text:span></text:p>
      <text:p text:style-name="P2"><text:span text:style-name="T6"><text:tab/>}</text:span></text:p>
      <text:p text:style-name="P2"><text:span text:style-name="T6"><text:tab/></text:span><text:span text:style-name="T4">return</text:span><text:span text:style-name="T6"> </text:span><text:span text:style-name="T8">""</text:span><text:span text:style-name="T6">;</text:span></text:p>
      <text:p text:style-name="P2"><text:span text:style-name="T6">}</text:span></text:p>
      <text:p text:style-name="P3"/>
      <text:p text:style-name="P2"><text:span text:style-name="T4">int</text:span><text:span text:style-name="T6"> </text:span><text:span text:style-name="T7">main</text:span><text:span text:style-name="T6">()</text:span></text:p>
      <text:p text:style-name="P2"><text:span text:style-name="T6">{</text:span></text:p>
      <text:p text:style-name="P2"><text:span text:style-name="T6"><text:tab/></text:span><text:span text:style-name="T4">const</text:span><text:span text:style-name="T6"> </text:span><text:span text:style-name="T4">int</text:span><text:span text:style-name="T6"> INPUT_LEN = 100;</text:span></text:p>
      <text:p text:style-name="P2"><text:span text:style-name="T6"><text:tab/></text:span><text:span text:style-name="T4">char</text:span><text:span text:style-name="T6"> userInput[INPUT_LEN];</text:span></text:p>
      <text:p text:style-name="P2"><text:span text:style-name="T6"><text:tab/>cout &lt;&lt; </text:span><text:span text:style-name="T8">"Text to </text:span><text:span text:style-name="T9">Morse</text:span><text:span text:style-name="T8"> Code converter."</text:span><text:span text:style-name="T6"> &lt;&lt; </text:span><text:span text:style-name="T10">endl</text:span></text:p>
      <text:p text:style-name="P2"><text:span text:style-name="T6"><text:tab/> <text:s text:c="4"/>&lt;&lt; </text:span><text:span text:style-name="T10">endl</text:span><text:span text:style-name="T6">;</text:span></text:p>
      <text:p text:style-name="P2"><text:span text:style-name="T6"><text:tab/>cout &lt;&lt; </text:span><text:span text:style-name="T8">"Enter text to convert: "</text:span><text:span text:style-name="T6">;</text:span></text:p>
      <text:p text:style-name="P2"><text:span text:style-name="T6"><text:tab/>cin.getline(userInput, INPUT_LEN);</text:span></text:p>
      <text:p text:style-name="P3"/>
      <text:p text:style-name="P2"><text:span text:style-name="T6"><text:tab/></text:span><text:span text:style-name="T4">int</text:span><text:span text:style-name="T6"> index = 0;</text:span></text:p>
      <text:p text:style-name="P2"><text:span text:style-name="T6"><text:tab/></text:span><text:span text:style-name="T4">while</text:span><text:span text:style-name="T6"> (userInput[index] != </text:span><text:span text:style-name="T8">'\0'</text:span><text:span text:style-name="T6">)</text:span></text:p>
      <text:p text:style-name="P2"><text:span text:style-name="T6"><text:tab/>{</text:span></text:p>
      <text:p text:style-name="P2"><text:span text:style-name="T6"><text:tab/><text:tab/>cout &lt;&lt; asciiToMorse(userInput[index++]);</text:span></text:p>
      <text:p text:style-name="P2"><text:span text:style-name="T6"><text:tab/>}</text:span></text:p>
      <text:p text:style-name="P2"><text:span text:style-name="T6"><text:tab/>cout &lt;&lt; </text:span><text:span text:style-name="T10">endl</text:span><text:span text:style-name="T6">;</text:span></text:p>
      <text:p text:style-name="P2"><text:span text:style-name="T6"><text:tab/></text:span><text:span text:style-name="T4">return</text:span><text:span text:style-name="T6"> 0;</text:span></text:p>
      <text:p text:style-name="P2"><text:span text:style-name="T6">}</text:span></text:p>
      <text:p text:style-name="P1"/>
      <text:p text:style-name="P1"/>
      <text:p text:style-name="P1"><draw:frame draw:style-name="fr1" draw:name="Image1" text:anchor-type="paragraph" svg:x="0.1035in" svg:y="0.1957in" svg:width="5.6409in" svg:height="0.3827in" draw:z-index="0"><draw:image xlink:href="Pictures/10000000000002D200000031177D975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4:17.772995041</meta:creation-date>
    <dc:date>2015-07-23T11:29:33.533024570</dc:date>
    <meta:editing-duration>PT27M25S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2" meta:paragraph-count="88" meta:word-count="225" meta:character-count="1269" meta:non-whitespace-character-count="1070"/>
  </office:meta>
</office:document-meta>
</file>